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7.137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8.107cm"/>
    </style:style>
    <style:style style:name="co9" style:family="table-column">
      <style:table-column-properties fo:break-before="auto" style:column-width="11.603cm"/>
    </style:style>
    <style:style style:name="co10" style:family="table-column">
      <style:table-column-properties fo:break-before="auto" style:column-width="7.858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803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1.43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Unplugging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Unplug USB/RS-232 converter</text:p>
          </table:table-cell>
          <table:table-cell office:value-type="string">
            <text:p>Terminal detects unplug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lug USB/RS-232 converter</text:p>
          </table:table-cell>
          <table:table-cell office:value-type="string">
            <text:p>Terminal stays clos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open terminal</text:p>
          </table:table-cell>
          <table:table-cell office:value-type="string">
            <text:p>Terminal gets open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 is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both are off = red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OXS is on, IXS is assumed to be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off</text:p>
          </table:table-cell>
          <table:table-cell table:number-columns-repeated="1019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.10.2011</text:date>, <text:time>14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7H39M14S</meta:editing-duration>
    <meta:editing-cycles>25</meta:editing-cycles>
    <meta:generator>OpenOffice.org/3.2$Win32 OpenOffice.org_project/320m12$Build-9483</meta:generator>
    <dc:date>2011-10-16T14:52:56.87</dc:date>
    <dc:creator>Matthias Kläy</dc:creator>
    <meta:document-statistic meta:table-count="7" meta:cell-count="384" meta:object-count="0"/>
    <meta:user-defined meta:name="Info 1"/>
    <meta:user-defined meta:name="Info 2"/>
    <meta:user-defined meta:name="Info 3"/>
    <meta:user-defined meta:name="Info 4"/>
  </office:meta>
</office:document-meta>
</file>